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8270" officeooo:paragraph-rsid="00148270"/>
    </style:style>
    <style:style style:name="P2" style:family="paragraph" style:parent-style-name="Standard">
      <style:text-properties officeooo:paragraph-rsid="00148270"/>
    </style:style>
    <style:style style:name="P3" style:family="paragraph" style:parent-style-name="Standard">
      <style:text-properties fo:font-size="16pt" officeooo:rsid="00148270" officeooo:paragraph-rsid="00148270" style:font-size-asian="16pt" style:font-size-complex="16pt"/>
    </style:style>
    <style:style style:name="P4" style:family="paragraph" style:parent-style-name="Standard">
      <style:text-properties style:font-name="Liberation Serif" fo:font-size="12pt" officeooo:rsid="00148270" officeooo:paragraph-rsid="00148270" style:font-size-asian="12pt" style:font-size-complex="12pt"/>
    </style:style>
    <style:style style:name="T1" style:family="text">
      <style:text-properties officeooo:rsid="00148270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officeooo:rsid="00148270" style:font-size-asian="12pt" style:font-size-complex="12pt"/>
    </style:style>
    <style:style style:name="T4" style:family="text">
      <style:text-properties fo:font-variant="normal" fo:text-transform="none" fo:color="#222222" style:font-name="Liberation Serif" fo:font-size="12pt" fo:letter-spacing="normal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48270" style:font-size-asian="12pt" style:font-size-complex="12pt"/>
    </style:style>
    <style:style style:name="T7" style:family="text">
      <style:text-properties style:font-name="Liberation Serif" fo:font-size="12pt" officeooo:rsid="001578f8" style:font-size-asian="12pt" style:font-size-complex="12pt"/>
    </style:style>
    <style:style style:name="T8" style:family="text">
      <style:text-properties style:font-name="Liberation Serif" fo:font-size="12pt" officeooo:rsid="0015ba91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ho 2</text:p>
      <text:p text:style-name="P1">1) 500</text:p>
      <text:p text:style-name="P1">2) 54</text:p>
      <text:p text:style-name="P1">3) ls /usr/bin | grep -e ^z</text:p>
      <text:p text:style-name="P1">4) ls /usr/bin | grep -xe .z</text:p>
      <text:p text:style-name="P1">5) du -hs*| sort -g</text:p>
      <text:p text:style-name="P2"><text:span text:style-name="T1">6) </text:span><text:span text:style-name="T2">#!/bin/bash</text:span><text:span text:style-name="T5"><text:line-break/></text:span><text:span text:style-name="T2">echo -n "Digite um numero"</text:span><text:span text:style-name="T5"><text:line-break/></text:span><text:span text:style-name="T2">read num1</text:span><text:span text:style-name="T5"><text:line-break/></text:span><text:span text:style-name="T2">echo -n "Digite outro numero"</text:span><text:span text:style-name="T5"><text:line-break/></text:span><text:span text:style-name="T2">read num2</text:span><text:span text:style-name="T5"><text:line-break/></text:span><text:span text:style-name="T2">if [[ $num1 -gt $num2 ]]</text:span><text:span text:style-name="T5"><text:line-break/></text:span><text:span text:style-name="T2">then</text:span><text:span text:style-name="T5"><text:line-break/></text:span><text:span text:style-name="T4"> </text:span><text:span text:style-name="T2">echo "O 1 numero eh maior"</text:span><text:span text:style-name="T5"><text:line-break/></text:span><text:span text:style-name="T2">elif [[ $num1 -lt $num2 ]]</text:span><text:span text:style-name="T5"><text:line-break/></text:span><text:span text:style-name="T2">then</text:span><text:span text:style-name="T5"><text:line-break/></text:span><text:span text:style-name="T4"> </text:span><text:span text:style-name="T2">echo "O 2 numero eh maior"</text:span><text:span text:style-name="T5"><text:line-break/></text:span><text:span text:style-name="T2">else</text:span><text:span text:style-name="T5"><text:line-break/></text:span><text:span text:style-name="T4"> </text:span><text:span text:style-name="T2">echo "Os dois sao iguais"</text:span><text:span text:style-name="T5"><text:line-break/></text:span><text:span text:style-name="T2">fi</text:span></text:p>
      <text:p text:style-name="P2"><text:span text:style-name="T6">7) </text:span><text:span text:style-name="T2">#!/bin/bash</text:span><text:span text:style-name="T5"><text:line-break/></text:span><text:span text:style-name="T2">echo -n "Digite um numero"</text:span><text:span text:style-name="T5"><text:line-break/></text:span><text:span text:style-name="T2">read x</text:span><text:span text:style-name="T5"><text:line-break/></text:span><text:span text:style-name="T2">fat=1</text:span><text:span text:style-name="T5"><text:line-break/></text:span><text:span text:style-name="T2">for </text:span><text:span text:style-name="T3">((</text:span><text:span text:style-name="T2"> i=1; i -le $x; i++ </text:span><text:span text:style-name="T3">))</text:span><text:span text:style-name="T5"><text:line-break/></text:span><text:span text:style-name="T2">do</text:span><text:span text:style-name="T5"><text:line-break/></text:span><text:span text:style-name="T4"> </text:span><text:span text:style-name="T2">fat=$(( $fat*$i ))</text:span><text:span text:style-name="T5"><text:line-break/></text:span><text:span text:style-name="T2">done</text:span><text:span text:style-name="T5"><text:line-break/></text:span><text:span text:style-name="T2">echo -n "O fatorial de $x eh $fat"</text:span></text:p>
      <text:p text:style-name="P4">8)#!/bin/bash</text:p>
      <text:p text:style-name="P4">tam=$(grep -c “.*”/etc/passwd</text:p>
      <text:p text:style-name="P4">for (( g=1; g -le $tam; g++ ))</text:p>
      <text:p text:style-name="P4">do</text:p>
      <text:p text:style-name="P4"><text:tab/>echo “usuario:$(cut -d: /etc/passwd -f1 |sed -n” $g’p’ )”</text:p>
      <text:p text:style-name="P4"><text:tab/>echo “nome:$(cut -d: /etc/passwd -f5 |sed -n” $g’p’ )”</text:p>
      <text:p text:style-name="P4"><text:tab/>echo “shell:$(cut -d: /etc/passwd -f7 |sed -n” $g’p’ )”</text:p>
      <text:p text:style-name="P4">done</text:p>
      <text:p text:style-name="P2"><text:span text:style-name="T6">9)</text:span><text:span text:style-name="T2">#!/bin/bash</text:span><text:span text:style-name="T5"><text:line-break/></text:span><text:span text:style-name="T2">diretorio="$1"</text:span><text:span text:style-name="T5"><text:line-break/></text:span><text:span text:style-name="T2">if ! [ $diretorio ]</text:span><text:span text:style-name="T5"><text:line-break/></text:span><text:span text:style-name="T4"> </text:span><text:span text:style-name="T2">then</text:span><text:span text:style-name="T5"><text:line-break/></text:span><text:span text:style-name="T4"> </text:span><text:span text:style-name="T2">diretorio='.'</text:span><text:span text:style-name="T5"><text:line-break/></text:span><text:span text:style-name="T2">fi</text:span><text:span text:style-name="T5"><text:line-break/></text:span><text:span text:style-name="T2">Num=0</text:span><text:span text:style-name="T5"><text:line-break/></text:span><text:span text:style-name="T2">for arq in $( ls $diretorio/* )</text:span><text:span text:style-name="T5"><text:line-break/></text:span><text:span text:style-name="T4"> </text:span><text:span text:style-name="T2">do</text:span><text:span text:style-name="T5"><text:line-break/></text:span><text:span text:style-name="T4"> </text:span><text:span text:style-name="T2">if [ -f $arq ]</text:span><text:span text:style-name="T5"><text:line-break/></text:span><text:span text:style-name="T4"> </text:span><text:span text:style-name="T2">then</text:span><text:span text:style-name="T5"><text:line-break/></text:span><text:span text:style-name="T4"> </text:span><text:span text:style-name="T2">Num=$(($Num+1))</text:span><text:span text:style-name="T5"><text:line-break/></text:span><text:span text:style-name="T2">fi</text:span><text:span text:style-name="T5"><text:line-break/></text:span><text:span text:style-name="T2">done</text:span><text:span text:style-name="T5"><text:line-break/></text:span><text:span text:style-name="T2">echo "Existem $Num arquivos em '$diretorio'."</text:span><text:span text:style-name="T5"> </text:span></text:p>
      <text:p text:style-name="P1"><text:soft-page-break/><text:span text:style-name="T5">10) Script ~/meustrabalhos/compactar.sh</text:span></text:p>
      <text:p text:style-name="P1"><text:span text:style-name="T5">#!/bin/bash</text:span></text:p>
      <text:p text:style-name="P1"><text:span text:style-name="T5">var=$(~/Documents/meustrabalhos)</text:span></text:p>
      <text:p text:style-name="P1"><text:span text:style-name="T5">zip -m meustrabalhosCompactado.zip $var -x</text:span></text:p>
      <text:p text:style-name="P1"><text:span text:style-name="T5">compactar.sh</text:span></text:p>
      <text:p text:style-name="P1"><text:span text:style-name="T8">59 23 * * 1 </text:span><text:span text:style-name="T5">/</text:span><text:span text:style-name="T7">bin/</text:span><text:span text:style-name="T8">execute/this/compactar.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8:02:19.001000000</meta:creation-date>
    <dc:date>2017-04-27T18:31:19.992000000</dc:date>
    <meta:editing-duration>PT4M59S</meta:editing-duration>
    <meta:editing-cycles>1</meta:editing-cycles>
    <meta:document-statistic meta:table-count="0" meta:image-count="0" meta:object-count="0" meta:page-count="2" meta:paragraph-count="23" meta:word-count="197" meta:character-count="1118" meta:non-whitespace-character-count="930"/>
    <meta:generator>LibreOffice/5.2.6.2$Windows_x86 LibreOffice_project/a3100ed2409ebf1c212f5048fbe377c281438fdc</meta:generator>
  </office:meta>
</office:document-meta>
</file>